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7f4c" officeooo:paragraph-rsid="00207f4c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4">Constitutes the need to recognize Liberdade with head representative RedPanda_4 and it’s color being light blue. RedPanda_4 will continue to be the mayor of Osbos but his vote will be counted for Liberdade.</text:p>
      <text:p text:style-name="P1"/>
      <text:p text:style-name="P4">The island the PA is on will be co-managed by Osbos and Liberdade. This motion forbids Liberdade from expanding the co-management of Osbos or lay any claims on Osbos in the future, except relating to PA infrastructure</text:p>
      <text:p text:style-name="P1"/>
      <text:p text:style-name="P4">This as I want to continue to develop the PA but have the island be in my name, as M49-2 is not yet enacted.</text:p>
      <text:p text:style-name="P4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2-21: To recognise Liberdad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9:42:12.320589818</dc:date>
    <meta:editing-duration>PT6M9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125" meta:character-count="738" meta:non-whitespace-character-count="622"/>
  </office:meta>
</office:document-meta>
</file>